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officeooo:rsid="0019c815" officeooo:paragraph-rsid="0019c815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19c815" officeooo:paragraph-rsid="0019c815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1a3ef7" officeooo:paragraph-rsid="001a3ef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9c815" officeooo:paragraph-rsid="0019c815" style:font-size-asian="20pt" style:font-size-complex="20pt"/>
    </style:style>
    <style:style style:name="T1" style:family="text">
      <style:text-properties officeooo:rsid="001a3e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ILE EXPLORER</text:p>
      <text:p text:style-name="P1"/>
      <text:p text:style-name="P2">This is a file explorer where user's data is stored in an organised manner.</text:p>
      <text:p text:style-name="P2"/>
      <text:p text:style-name="P2">Firstly, if a user has set password for this application he/she will have to enter the password everytime they open the app. Otherwise, The front screen will hold for 2 seconds and then home screen will be displayed.</text:p>
      <text:p text:style-name="P2"/>
      <text:p text:style-name="P2">On the home screen, data has been categorised into various categories .</text:p>
      <text:p text:style-name="P2">There are two more tabs showing storages and recent usage.</text:p>
      <text:p text:style-name="P2"/>
      <text:p text:style-name="P2">There are two kind of storages:</text:p>
      <text:p text:style-name="P2">1. Internal Storage</text:p>
      <text:p text:style-name="P2">2. SD Card</text:p>
      <text:p text:style-name="P2"/>
      <text:p text:style-name="P2">Data stored in internal storage will be displayed in internal storage and data stored in memory card will come in SD Card.</text:p>
      <text:p text:style-name="P2"/>
      <text:p text:style-name="P2">On the home page, there is a clear button which will clear the cache .</text:p>
      <text:p text:style-name="P2"/>
      <text:p text:style-name="P3">User can use the search option to find any file or directory.</text:p>
      <text:p text:style-name="P3"><text:s/></text:p>
      <text:p text:style-name="P3">When any new app is installed on the phone its directory will automatically be created in the storage containing all the desired sub-directores.</text:p>
      <text:p text:style-name="P3"/>
      <text:p text:style-name="P3">There will be options to:</text:p>
      <text:p text:style-name="P3">* Create a new file/directory</text:p>
      <text:p text:style-name="P3">* Delete a file/directory</text:p>
      <text:p text:style-name="P3">* Rename a file</text:p>
      <text:p text:style-name="P3"/>
      <text:p text:style-name="P3">In the settings tab, there are:</text:p>
      <text:p text:style-name="P3">* General Settings</text:p>
      <text:p text:style-name="P3"><text:tab/>- Display Settings</text:p>
      <text:p text:style-name="P3"><text:tab/>- Clear Cache</text:p>
      <text:p text:style-name="P3"><text:tab/>- Directory Settings</text:p>
      <text:p text:style-name="P3"><text:tab/>- Notification Settings</text:p>
      <text:p text:style-name="P3"><text:tab/></text:p>
      <text:p text:style-name="P3">* Security</text:p>
      <text:p text:style-name="P3"><text:tab/>-Password</text:p>
      <text:p text:style-name="P3"><text:tab/>-Backup</text:p>
      <text:p text:style-name="P3"/>
      <text:p text:style-name="P3">* Tool Settings</text:p>
      <text:p text:style-name="P3"><text:tab/>-App Settings</text:p>
      <text:p text:style-name="P3"><text:tab/>-Download </text:p>
      <text:p text:style-name="P3"><text:soft-page-break/><text:tab/>-Trash</text:p>
      <text:p text:style-name="P3"/>
      <text:p text:style-name="P3">* System Settings</text:p>
      <text:p text:style-name="P2"><text:s/><text:tab/>-<text:span text:style-name="T1">Support</text:span></text:p>
      <text:p text:style-name="P2"><text:tab/>-<text:span text:style-name="T1">Update</text:span></text:p>
      <text:p text:style-name="P2"><text:tab/>-<text:span text:style-name="T1">Help</text:span></text:p>
      <text:p text:style-name="P2"><text:tab/>-<text:span text:style-name="T1">Privacy Policy</text:span></text:p>
      <text:p text:style-name="P2"><text:tab/>-<text:span text:style-name="T1">Abo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2:24:39.893281164</meta:creation-date>
    <dc:date>2017-11-24T13:07:02.495556961</dc:date>
    <meta:editing-duration>PT24M1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37" meta:word-count="219" meta:character-count="1252" meta:non-whitespace-character-count="1050"/>
  </office:meta>
</office:document-meta>
</file>